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49cm" style:rel-column-width="56201*"/>
    </style:style>
    <style:style style:name="Table5.B" style:family="table-column">
      <style:table-column-properties style:column-width="1.901cm" style:rel-column-width="93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49cm" style:rel-column-width="56201*"/>
    </style:style>
    <style:style style:name="Table3.B" style:family="table-column">
      <style:table-column-properties style:column-width="1.901cm" style:rel-column-width="9334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5b97e5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4b0f05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dbc3c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5b97e5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3e3e4" officeooo:paragraph-rsid="00577c75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4b0f05" officeooo:paragraph-rsid="004b0f05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536f54" officeooo:paragraph-rsid="00561b34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61b34" officeooo:paragraph-rsid="00561b34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562ec9" officeooo:paragraph-rsid="00562ec9" style:font-size-asian="10pt" style:font-size-complex="10pt"/>
    </style:style>
    <style:style style:name="P21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2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2aaf87" officeooo:paragraph-rsid="001ebd51" style:font-size-asian="10pt" style:font-size-complex="10pt"/>
    </style:style>
    <style:style style:name="P24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25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26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27" style:family="paragraph" style:parent-style-name="Standard">
      <style:text-properties fo:font-size="10pt" fo:language="en" fo:country="US" style:text-underline-style="none" officeooo:rsid="004859d3" officeooo:paragraph-rsid="005b97e5" style:font-size-asian="10pt" style:font-size-complex="10pt"/>
    </style:style>
    <style:style style:name="P28" style:family="paragraph" style:parent-style-name="Standard">
      <style:text-properties fo:font-size="10pt" fo:language="en" fo:country="US" style:text-underline-style="none" officeooo:rsid="0019c138" officeooo:paragraph-rsid="005c78df" style:font-size-asian="10pt" style:font-size-complex="10pt"/>
    </style:style>
    <style:style style:name="P29" style:family="paragraph" style:parent-style-name="Standard">
      <style:text-properties fo:font-size="10pt" fo:language="en" fo:country="US" style:text-underline-style="solid" style:text-underline-width="auto" style:text-underline-color="font-color" officeooo:rsid="00169fb3" officeooo:paragraph-rsid="005b97e5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  <style:style style:name="T5" style:family="text">
      <style:text-properties officeooo:rsid="004b0f05"/>
    </style:style>
    <style:style style:name="T6" style:family="text">
      <style:text-properties officeooo:rsid="004dbc3c"/>
    </style:style>
    <style:style style:name="T7" style:family="text">
      <style:text-properties officeooo:rsid="004ef62e"/>
    </style:style>
    <style:style style:name="T8" style:family="text">
      <style:text-properties officeooo:rsid="005023b3"/>
    </style:style>
    <style:style style:name="T9" style:family="text">
      <style:text-properties officeooo:rsid="00555517"/>
    </style:style>
    <style:style style:name="T10" style:family="text">
      <style:text-properties officeooo:rsid="00561b34"/>
    </style:style>
    <style:style style:name="T11" style:family="text">
      <style:text-properties officeooo:rsid="00562ec9"/>
    </style:style>
    <style:style style:name="T12" style:family="text">
      <style:text-properties officeooo:rsid="0057ee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FEATURE <text:span text:style-name="T1"><text:s text:c="132"/></text:span></text:p>
      <text:p text:style-name="P22"/>
      <text:p text:style-name="P23">BEFORE START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CREATE PROJECT SPECIFIC CHECKLIST IF NECESSARY</text:p>
          </table:table-cell>
          <table:table-cell table:style-name="Table1.B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USER STORY / <text:span text:style-name="T2">REQUIREMENT</text:span> IN ISSUE TRACKING SYSTE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USER STORY / <text:span text:style-name="T2">REQUIREMENT</text:span> PRIORITIZE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USER STORY / <text:span text:style-name="T2">REQUIREMENT</text:span> COMPLETE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6">DOES OUTLINE EXIST <text:span text:style-name="T5">(SEE DEVELOPMENT OUTLINE)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8">HAS BEST SOLUTION BEEN CHOSEN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7">HAS OUTLINE BEEN REVIEWED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<text:span text:style-name="T8">IS CODE BASE </text:span>ACCESS<text:span text:style-name="T8">IBLE</text:span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6"><text:bookmark-start text:name="__DdeLink__839_9522648512"/>BRANCH IF NECESSARY (HOTFIX, FEATURE)<text:bookmark-end text:name="__DdeLink__839_9522648512"/>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ADD TOOL FOR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RUN STATIC CODE ANALYSIS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FIX ISSUES FOUND BY STATIC CODE ANALYSIS 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UNIT TESTS <text:span text:style-name="T10">RELATED TO FEATURE ARE </text:span>RUNNING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8">FIX UNIT TESTS <text:span text:style-name="T10">RELATED TO FEATURE </text:span>IF NECESSARY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9"><text:span text:style-name="T8">ARE </text:span>DEPENDENT SERVICES RUNNING</text:p>
          </table:table-cell>
          <table:table-cell table:style-name="Table1.B2" office:value-type="string">
            <text:p text:style-name="P1"/>
          </table:table-cell>
        </table:table-row>
      </table:table>
      <text:p text:style-name="P22"/>
      <text:p text:style-name="P21">IMPLEMENTATION</text:p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SEE DEVELOPMENT PROGRESS SHEET / <text:span text:style-name="T12">BUG FIX PROGRESS SHEET / DEVELOPMENT OUTLINE</text:span>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2"><text:span text:style-name="T7">HAS CODE BEEN </text:span>REVIEW<text:span text:style-name="T6">ED</text:span>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1"><text:span text:style-name="T11">IS </text:span>BUILD <text:span text:style-name="T11">ON LOCAL MACHINE SUCCESSFUL</text:span>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20">DOES BUILD ARTIFACT RUN ON LOCAL MACHINE</text:p>
          </table:table-cell>
          <table:table-cell table:style-name="Table2.B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MERGE <text:span text:style-name="T3">HOTFIX / FEATURE </text:span>BRANCH <text:span text:style-name="T9">INTO MASTER / DEVELOP</text:span></text:p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9">APPLY HOTFIX TO OPEN RELEASE BRANCH IF NECESSARY</text:p>
          </table:table-cell>
          <table:table-cell table:style-name="Table2.B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5">DELETE <text:span text:style-name="T3">HOTFIX / FEATURE </text:span>BRANCH</text:p>
          </table:table-cell>
          <table:table-cell table:style-name="Table2.B2" office:value-type="string">
            <text:p text:style-name="P14"/>
          </table:table-cell>
        </table:table-row>
      </table:table>
      <text:p text:style-name="P24"/>
      <text:p text:style-name="P26">DOCUMENTATION</text:p>
      <text:p text:style-name="P2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>CREATE DOCUMENTATION IF NECESSARY</text:p>
          </table:table-cell>
          <table:table-cell table:style-name="Table5.B1" office:value-type="string">
            <text:p text:style-name="P4"/>
          </table:table-cell>
        </table:table-row>
      </table:table>
      <text:p text:style-name="P25"/>
      <text:p text:style-name="P28">FEATURE <text:span text:style-name="T1"><text:s text:c="132"/></text:span></text:p>
      <text:p text:style-name="P27"/>
      <text:p text:style-name="P27">RELEASE</text:p>
      <text:p text:style-name="P2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SEE <text:span text:style-name="T4">RELEASE</text:span> <text:span text:style-name="T4">CHECKLIST</text:span></text:p>
          </table:table-cell>
          <table:table-cell table:style-name="Table3.B1" office:value-type="string">
            <text:p text:style-name="P5"/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11-15T15:19:17.795545239</dc:date>
    <meta:editing-duration>PT1H37M21S</meta:editing-duration>
    <meta:editing-cycles>58</meta:editing-cycles>
    <meta:generator>LibreOffice/6.0.7.3$Linux_X86_64 LibreOffice_project/00m0$Build-3</meta:generator>
    <meta:document-statistic meta:table-count="4" meta:image-count="0" meta:object-count="0" meta:page-count="1" meta:paragraph-count="30" meta:word-count="153" meta:character-count="1246" meta:non-whitespace-character-count="857"/>
  </office:meta>
</office:document-meta>
</file>